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ymbol" svg:font-family="Symbol" style:font-family-generic="roman" style:font-pitch="variable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3" style:master-pag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4" style:family="paragraph" style:parent-style-name="Standard" style:list-style-name="WW8Num2">
      <style:paragraph-properties>
        <style:tab-stops>
          <style:tab-stop style:position="0.5in"/>
        </style:tab-stops>
      </style:paragraph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ronic Questions for New Contributors</text:p>
      <text:p text:style-name="P2"/>
      <text:p text:style-name="P3">Please return this questionnaire to an Ironic Developer.</text:p>
      <text:p text:style-name="P2"/>
      <text:list text:style-name="WW8Num2">
        <text:list-item>
          <text:p text:style-name="P4">What is your favorite game of all time? <text:s/>What do you like so much about it?</text:p>
        </text:list-item>
        <text:list-item>
          <text:p text:style-name="P4">How do you feel about working in an environment where the content is mostly not “Open Source” and the code is?</text:p>
        </text:list-item>
        <text:list-item>
          <text:p text:style-name="P4">What makes you want to join our project?</text:p>
        </text:list-item>
        <text:list-item>
          <text:p text:style-name="P4">What kind of people do you prefer to work with? </text:p>
        </text:list-item>
        <text:list-item>
          <text:p text:style-name="P4">Can you tell us a bit about you skills you have and the area in Ironic Studios where you would like to work? <text:s/>Any links to past work would be great.</text:p>
        </text:list-item>
        <text:list-item>
          <text:p text:style-name="P4">Describe your “dream job”.</text:p>
        </text:list-item>
        <text:list-item>
          <text:p text:style-name="P4">Have you worked on any other games or mods? <text:s text:c="2"/>(Optional: Please present links to the game / mod if you''re so inclined).</text:p>
        </text:list-item>
        <text:list-item>
          <text:p text:style-name="P4">Describe the qualities that you like most in a supervisor. <text:s/></text:p>
        </text:list-item>
        <text:list-item>
          <text:p text:style-name="P4">What are your long range career goals/objectives?</text:p>
        </text:list-item>
        <text:list-item>
          <text:p text:style-name="P4">Please tell me about past projects / jobs / hobbies you've been involved with in a similar role as you're currently seeking within Ironic.</text:p>
        </text:list-item>
        <text:list-item>
          <text:p text:style-name="P4">Have you ever worked in a team environment? <text:s/>What was your role and responsibilities? <text:s/>How large was the team if it was more than just yourself?</text:p>
        </text:list-item>
        <text:list-item>
          <text:p text:style-name="P4">How do you feel about working in a team atmosphere with supervision from Ironic Devs concerning your work? This would include submitting work for feedback and critique.</text:p>
        </text:list-item>
        <text:list-item>
          <text:p text:style-name="P4">What is your favorite style of workflow? <text:s/>How do you feel about an iterative workflow were you submit your progress very early? <text:s/>Throughout the process you will submit your work and receive constant feedback about your progress. </text:p>
        </text:list-item>
        <text:list-item>
          <text:p text:style-name="P4">What kinds of games do you like to play the most (RPGs / RTS / Puzzle Games) ?</text:p>
        </text:list-item>
        <text:list-item>
          <text:p text:style-name="P4">Have you ever played a MMORG such as Everquest or World of Warcraft? <text:s/>If so, how long did you play and for how many hours / week? <text:s/>Why did you stop if you're not playing that game any more? <text:s/>What did you like / dislike about the game?</text:p>
        </text:list-item>
        <text:list-item>
          <text:p text:style-name="P4">Have you ever played any RPG? <text:s/>If so please list one or two of your favorites (they can certainly be single player if you choose). <text:s/>Why did you like it / them so much?</text:p>
        </text:list-item>
        <text:list-item>
          <text:p text:style-name="P4">If you answered yes to the previous question what are some things that you don't like about present day RPGs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ymbol" svg:font-family="Symbol" style:font-family-generic="roman" style:font-pitch="variable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3" style:family="paragraph" style:parent-style-name="Standard" style:next-style-name="Standard">
      <style:paragraph-properties fo:margin-top="0.0693in" fo:margin-bottom="0.0693in" fo:keep-with-next="always"/>
      <style:text-properties fo:font-size="14pt" fo:font-weight="bold" style:font-size-asian="14pt" style:font-weight-asian="bold"/>
    </style:style>
    <style:style style:name="H5" style:family="paragraph" style:parent-style-name="Standard" style:next-style-name="Standard">
      <style:paragraph-properties fo:margin-top="0.0693in" fo:margin-bottom="0.0693in" fo:keep-with-next="always"/>
      <style:text-properties fo:font-weight="bold" style:font-weight-asian="bold"/>
    </style:style>
    <style:style style:name="WW8NumSt1z0" style:family="text">
      <style:text-properties style:font-name="Symbol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number text:level="1" style:num-prefix="*" style:num-format="1" text:start-value="0"/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format="1" text:start-value="0"/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format="1" text:start-value="0"/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text:min-label-width="1.25in" text:min-label-distance="0.1252in" fo:text-align="end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text:min-label-width="2.75in" text:min-label-distance="0.1252in" fo:text-align="end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text:min-label-width="4.2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39in" style:layout-grid-ruby-height="0.111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00$Win32 OpenOffice.org_project/680m100$Build-8909</meta:generator>
    <dc:title>Standard Interview Questions</dc:title>
    <meta:initial-creator>Securities Department</meta:initial-creator>
    <meta:creation-date>2001-03-09T08:28:00</meta:creation-date>
    <dc:date>2005-07-08T18:01:47</dc:date>
    <meta:print-date>2001-05-01T10:25:00</meta:print-date>
    <dc:language>en-US</dc:language>
    <meta:editing-cycles>9</meta:editing-cycles>
    <meta:editing-duration>PT27M2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9" meta:word-count="369" meta:character-count="2036"/>
  </office:meta>
</office:document-meta>
</file>